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3.454cm" fo:min-width="6.127cm" draw:shadow-opacity="100%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055cm" fo:min-width="4.523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8.845cm"/>
    </style:style>
    <style:style style:name="pr18" style:family="presentation" style:parent-style-name="oranssi-subtitle">
      <style:graphic-properties draw:fill="solid" draw:fill-color="#ffffff" draw:auto-grow-height="true" fo:min-height="10.319cm"/>
    </style:style>
    <style:style style:name="pr19" style:family="presentation" style:parent-style-name="oranssi-subtitle">
      <style:graphic-properties draw:fill="solid" draw:fill-color="#ffffff" draw:auto-grow-height="true" fo:min-height="6.634cm"/>
    </style:style>
    <style:style style:name="pr20" style:family="presentation" style:parent-style-name="oranssi-subtitle">
      <style:graphic-properties draw:fill="solid" draw:fill-color="#ffffff" draw:auto-grow-height="true" fo:min-height="7.043cm"/>
    </style:style>
    <style:style style:name="pr21" style:family="presentation" style:parent-style-name="oranssi-subtitle">
      <style:graphic-properties draw:fill="solid" draw:fill-color="#ffffff" draw:auto-grow-height="true" fo:min-height="4.069cm"/>
    </style:style>
    <style:style style:name="pr22" style:family="presentation" style:parent-style-name="oranssi-subtitle">
      <style:graphic-properties draw:fill="solid" draw:fill-color="#ffffff" draw:auto-grow-height="true" fo:min-height="4.762cm"/>
    </style:style>
    <style:style style:name="pr23" style:family="presentation" style:parent-style-name="oranssi-subtitle">
      <style:graphic-properties draw:fill="solid" draw:fill-color="#ffffff" draw:auto-grow-height="true" fo:min-height="7.64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18pt" style:font-style-asian="normal" style:font-weight-asian="bold" style:font-name-complex="Arial1" style:font-size-complex="18pt" style:font-style-complex="normal" style:font-weight-complex="bold" style:text-emphasize="none" style:font-relief="none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000000" style:text-line-through-style="none" style:text-line-through-type="none" style:font-name="Courier 10 Pitch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000000" style:text-line-through-style="none" style:text-line-through-type="none" style:font-name="Courier 10 Pitch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</text:span><text:span text:style-name="T6">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</text:span><text:span text:style-name="T21">{ 13, 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</text:span><text:span text:style-name="T21">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</text:span><text:span text:style-name="T21">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</text:span><text:span text:style-name="T21">p1.forca, p1.energi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</text:span><text:span text:style-name="T21">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</text:span><text:span text:style-name="T21">= 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</text:span><text:span text:style-name="T21">(*ptr).forca, ptr-&gt;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</text:span><text:span text:style-name="T21">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</text:span><text:span text:style-name="T21">preencheA (</text:span><text:span text:style-name="T20">void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><text:s text:c="4"/></text:span><text:span text:style-name="T20">printf</text:span><text:span text:style-name="T21">(“%d\n”, </text:span><text:span text:style-name="T21">p1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B (</text:span><text:span text:style-name="T20">struct</text:span><text:span text:style-name="T21"> </text:span><text:span text:style-name="T21">Personagem* p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</text:span><text:span text:style-name="T21">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</text:span><text:span text:style-name="T21">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</text:span><text:span text:style-name="T21">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3;</text:span></text:p>
            <text:p text:style-name="P6"><text:span text:style-name="T21"><text:s text:c="4"/></text:span><text:span text:style-name="T21">strcpy(i3.nome, </text:span><text:span text:style-name="T21">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</text:span><text:span text:style-name="T21">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Como fica a memória?</text:p>
              </text:list-item>
              <text:list-item>
                <text:p xml:id="id44" text:id="id44">O que acontece se gravar como um subtipo e ler como outro?</text:p>
              </text:list-item>
              <text:list-item>
                <text:p xml:id="id45" text:id="id45">C possui tipagem fraca</text:p>
                <text:list>
                  <text:list-item>
                    <text:p xml:id="id46" text:id="id46">Similar ao problema do tamanho de um vetor...</text:p>
                  </text:list-item>
                </text:list>
              </text:list-item>
              <text:list-item>
                <text:p>Soluçã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17" draw:text-style-name="P11" xml:id="id49" draw:id="id49" draw:layer="layout" svg:width="14.271cm" svg:height="8.845cm" svg:x="13.016cm" svg:y="9.661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if</text:span><text:span text:style-name="T31"> (id-&gt;sub == 0) {</text:span></text:p>
            <text:p text:style-name="P6"><text:span text:style-name="T31"><text:s text:c="6"/></text:span><text:span text:style-name="T30">printf</text:span><text:span text:style-name="T31">(“IFP = %d\n”, id-&gt;ifp);</text:span></text:p>
            <text:p text:style-name="P6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1) {</text:span></text:p>
            <text:p text:style-name="P6"><text:span text:style-name="T31"><text:s text:c="6"/></text:span><text:span text:style-name="T31">...</text:span></text:p>
            <text:p text:style-name="P6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2) {</text:span></text:p>
            <text:p text:style-name="P6"><text:span text:style-name="T31"><text:s text:c="6"/></text:span><text:span text:style-name="T31">...</text:span></text:p>
            <text:p text:style-name="P6"><text:span text:style-name="T31"><text:s text:c="3"/></text:span><text:span text:style-name="T31">} </text:span><text:span text:style-name="T30">else</text:span><text:span text:style-name="T31"> {</text:span></text:p>
            <text:p text:style-name="P6"><text:span text:style-name="T31"><text:s text:c="6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18" draw:text-style-name="P11" xml:id="id50" draw:id="id50" draw:layer="layout" svg:width="15.013cm" svg:height="10.319cm" svg:x="12.634cm" svg:y="8.926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switch</text:span><text:span text:style-name="T31"> (id-&gt;sub) {</text:span></text:p>
            <text:p text:style-name="P6"><text:span text:style-name="T31"><text:s text:c="6"/></text:span><text:span text:style-name="T30">case</text:span><text:span text:style-name="T31"> 0:</text:span></text:p>
            <text:p text:style-name="P6"><text:span text:style-name="T31"><text:s text:c="8"/></text:span><text:span text:style-name="T30">printf</text:span><text:span text:style-name="T31">(“IFP = %d\n”, id-&gt;ifp);</text:span></text:p>
            <text:p text:style-name="P6"><text:span text:style-name="T31"><text:s text:c="8"/></text:span><text:span text:style-name="T30">break</text:span><text:span text:style-name="T31">;</text:span></text:p>
            <text:p text:style-name="P6"><text:span text:style-name="T31"><text:s text:c="6"/></text:span><text:span text:style-name="T30">case</text:span><text:span text:style-name="T31"> 1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case</text:span><text:span text:style-name="T31"> 2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default</text:span><text:span text:style-name="T31">:</text:span></text:p>
            <text:p text:style-name="P6"><text:span text:style-name="T31"><text:s text:c="8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9" draw:text-style-name="P7" xml:id="id48" draw:id="id48" draw:layer="layout" svg:width="11.454cm" svg:height="6.634cm" svg:x="0.697cm" svg:y="10.763cm">
          <draw:text-box>
            <text:p text:style-name="P6"><text:span text:style-name="T30">struct</text:span><text:span text:style-name="T31"> Ident {</text:span></text:p>
            <text:p text:style-name="P6"><text:span text:style-name="T31"><text:s text:c="2"/></text:span><text:span text:style-name="T30">int </text:span><text:span text:style-name="T31">sub; // [0,1,2]</text:span></text:p>
            <text:p text:style-name="P6"><text:span text:style-name="T31"><text:s text:c="2"/></text:span><text:span text:style-name="T30">union </text:span><text:span text:style-name="T31">{</text:span></text:p>
            <text:p text:style-name="P6"><text:span text:style-name="T31"><text:s text:c="4"/></text:span><text:span text:style-name="T30">int </text:span><text:span text:style-name="T31"><text:s/>ifp; <text:s text:c="6"/>// sub=0</text:span></text:p>
            <text:p text:style-name="P6"><text:span text:style-name="T31"><text:s text:c="4"/></text:span><text:span text:style-name="T30">int</text:span><text:span text:style-name="T31"> <text:s/>cpf; <text:s text:c="6"/>// sub=1</text:span></text:p>
            <text:p text:style-name="P6"><text:span text:style-name="T32"><text:s text:c="4"/></text:span><text:span text:style-name="T33">char</text:span><text:span text:style-name="T32"> nome</text:span><text:span text:style-name="T31">[255]; // sub=2</text:span></text:p>
            <text:p text:style-name="P6"><text:span text:style-name="T31"><text:s text:c="2"/></text:span><text:span text:style-name="T31">};</text:span></text:p>
            <text:p text:style-name="P6"><text:span text:style-name="T31">};</text:span></text:p>
          </draw:text-box>
        </draw:frame>
        <draw:custom-shape draw:style-name="gr3" draw:text-style-name="P12" draw:layer="layout" svg:width="6.627cm" svg:height="3.704cm" svg:x="1.607cm" svg:y="12.5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+ 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Maneiras de declarar e usar</text:p>
                <text:list>
                  <text:list-item>
                    <text:p>Separado</text:p>
                  </text:list-item>
                  <text:list-item>
                    <text:p>Aninhado</text:p>
                  </text:list-item>
                  <text:list-item>
                    <text:p>Aninhado / Separado</text:p>
                  </text:list-item>
                </text:list>
              </text:list-item>
            </text:list>
          </draw:text-box>
        </draw:frame>
        <draw:custom-shape draw:style-name="gr4" draw:text-style-name="P12" xml:id="id51" draw:id="id51" draw:layer="layout" svg:width="5.023cm" svg:height="1.305cm" svg:x="22.445cm" svg:y="19.059cm">
          <text:p text:style-name="P13"><text:span text:style-name="T34">05-struct-union.c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ums</text:p>
          </draw:text-box>
        </draw:frame>
        <draw:frame presentation:style-name="pr8" draw:layer="layout" svg:width="25.199cm" svg:height="14.534cm" svg:x="1.4cm" svg:y="4.314cm" presentation:class="outline" presentation:user-transformed="true">
          <draw:text-box>
            <text:list text:style-name="L2">
              <text:list-item>
                <text:p xml:id="id52" text:id="id52"><text:span text:style-name="T29">Enumeração</text:span></text:p>
              </text:list-item>
              <text:list-item>
                <text:p xml:id="id53" text:id="id53"><text:span text:style-name="T29">Apenas um apelido (uma constante) para inteiros</text:span></text:p>
                <text:list>
                  <text:list-item>
                    <text:p xml:id="id60" text:id="id60"><text:span text:style-name="T35">É apenas um apelido para inteiros</text:span></text:p>
                  </text:list-item>
                </text:list>
              </text:list-item>
              <text:list-item>
                <text:p xml:id="id54" text:id="id54"><text:span text:style-name="T29">Exemplos:</text:span></text:p>
                <text:list>
                  <text:list-item>
                    <text:p xml:id="id55" text:id="id55"><text:span text:style-name="T36">Usar </text:span><text:span text:style-name="T26">Qui</text:span><text:span text:style-name="T36"> em vez de </text:span><text:span text:style-name="T26">5</text:span></text:p>
                  </text:list-item>
                  <text:list-item>
                    <text:p xml:id="id56" text:id="id56"><text:span text:style-name="T36">Usar </text:span><text:span text:style-name="T26">Professor</text:span><text:span text:style-name="T36"> em vez de </text:span><text:span text:style-name="T26">1</text:span></text:p>
                  </text:list-item>
                </text:list>
              </text:list-item>
            </text:list>
          </draw:text-box>
        </draw:frame>
        <draw:frame presentation:style-name="pr20" draw:text-style-name="P7" xml:id="id57" draw:id="id57" draw:layer="layout" svg:width="5.419cm" svg:height="7.043cm" svg:x="0.95cm" svg:y="13.904cm">
          <draw:text-box>
            <text:p text:style-name="P6"><text:span text:style-name="T30">enum</text:span><text:span text:style-name="T31"> Dia {</text:span></text:p>
            <text:p text:style-name="P6"><text:span text:style-name="T31"><text:s text:c="2"/></text:span><text:span text:style-name="T31">Dom = 1,</text:span></text:p>
            <text:p text:style-name="P6"><text:span text:style-name="T31"><text:s text:c="2"/></text:span><text:span text:style-name="T31">Seg = 2,</text:span></text:p>
            <text:p text:style-name="P6"><text:span text:style-name="T31"><text:s text:c="2"/></text:span><text:span text:style-name="T31">Ter = 3,</text:span></text:p>
            <text:p text:style-name="P6"><text:span text:style-name="T31"><text:s text:c="2"/></text:span><text:span text:style-name="T31">Qua = 4,</text:span></text:p>
            <text:p text:style-name="P6"><text:span text:style-name="T31"><text:s text:c="2"/></text:span><text:span text:style-name="T31">Qui = 5,</text:span></text:p>
            <text:p text:style-name="P6"><text:span text:style-name="T31"><text:s text:c="2"/></text:span><text:span text:style-name="T31">Sex = 6,</text:span></text:p>
            <text:p text:style-name="P6"><text:span text:style-name="T31"><text:s text:c="2"/></text:span><text:span text:style-name="T31">Sab = 7,</text:span></text:p>
            <text:p text:style-name="P6"><text:span text:style-name="T31">};</text:span></text:p>
          </draw:text-box>
        </draw:frame>
        <draw:frame presentation:style-name="pr21" draw:text-style-name="P7" xml:id="id58" draw:id="id58" draw:layer="layout" svg:width="8.1cm" svg:height="4.069cm" svg:x="7.251cm" svg:y="13.906cm">
          <draw:text-box>
            <text:p text:style-name="P6"><text:span text:style-name="T30">enum</text:span><text:span text:style-name="T31"> Classe {</text:span></text:p>
            <text:p text:style-name="P6"><text:span text:style-name="T31"><text:s text:c="2"/></text:span><text:span text:style-name="T31">Aluno, <text:s text:c="5"/>// 0</text:span></text:p>
            <text:p text:style-name="P6"><text:span text:style-name="T31"><text:s text:c="2"/></text:span><text:span text:style-name="T31">Professor, <text:s/>// 1</text:span></text:p>
            <text:p text:style-name="P6"><text:span text:style-name="T31"><text:s text:c="2"/></text:span><text:span text:style-name="T31">Funcionario // 2</text:span></text:p>
            <text:p text:style-name="P6"><text:span text:style-name="T31">};</text:span></text:p>
          </draw:text-box>
        </draw:frame>
        <draw:frame presentation:style-name="pr22" draw:text-style-name="P7" xml:id="id59" draw:id="id59" draw:layer="layout" svg:width="11.733cm" svg:height="4.762cm" svg:x="15.962cm" svg:y="13.907cm">
          <draw:text-box>
            <text:p text:style-name="P6"><text:span text:style-name="T37">enum</text:span><text:span text:style-name="T38"> Dia</text:span><text:span text:style-name="T31"> <text:s/>dia = Qui;</text:span></text:p>
            <text:p text:style-name="P6"><text:span text:style-name="T30">enum</text:span><text:span text:style-name="T31"> Tipo sub = Professor;</text:span></text:p>
            <text:p text:style-name="P6"><text:span text:style-name="T31"/></text:p>
            <text:p text:style-name="P6"><text:span text:style-name="T31">printf(“%d %d\n”, dia, sub);</text:span></text:p>
            <text:p text:style-name="P6"><text:span text:style-name="T31">printf(“%s %s\n”, dia, sub);</text:span></text:p>
            <text:p text:style-name="P6"><text:span text:style-name="T3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18" draw:text-style-name="P11" xml:id="id63" draw:id="id63" draw:layer="layout" svg:width="15.013cm" svg:height="10.319cm" svg:x="12.634cm" svg:y="8.926cm">
          <draw:text-box>
            <text:p text:style-name="P6"><text:span text:style-name="T30">void</text:span><text:span text:style-name="T31"> exibe (</text:span><text:span text:style-name="T30">struct</text:span><text:span text:style-name="T31"> Ident* id) {</text:span></text:p>
            <text:p text:style-name="P6"><text:span text:style-name="T31"><text:s text:c="3"/></text:span><text:span text:style-name="T30">switch</text:span><text:span text:style-name="T31"> (id-&gt;sub) {</text:span></text:p>
            <text:p text:style-name="P6"><text:span text:style-name="T31"><text:s text:c="6"/></text:span><text:span text:style-name="T30">case</text:span><text:span text:style-name="T31"> IFP:</text:span></text:p>
            <text:p text:style-name="P6"><text:span text:style-name="T31"><text:s text:c="8"/></text:span><text:span text:style-name="T30">printf</text:span><text:span text:style-name="T31">(“IFP = %d\n”, id-&gt;ifp);</text:span></text:p>
            <text:p text:style-name="P6"><text:span text:style-name="T31"><text:s text:c="8"/></text:span><text:span text:style-name="T30">break</text:span><text:span text:style-name="T31">;</text:span></text:p>
            <text:p text:style-name="P6"><text:span text:style-name="T31"><text:s text:c="6"/></text:span><text:span text:style-name="T30">case</text:span><text:span text:style-name="T31"> CPF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case</text:span><text:span text:style-name="T31"> NOME:</text:span></text:p>
            <text:p text:style-name="P6"><text:span text:style-name="T31"><text:s text:c="8"/></text:span><text:span text:style-name="T31">...</text:span></text:p>
            <text:p text:style-name="P6"><text:span text:style-name="T31"><text:s text:c="6"/></text:span><text:span text:style-name="T30">default</text:span><text:span text:style-name="T31">:</text:span></text:p>
            <text:p text:style-name="P6"><text:span text:style-name="T31"><text:s text:c="8"/></text:span><text:span text:style-name="T31">// erro</text:span></text:p>
            <text:p text:style-name="P6"><text:span text:style-name="T31"><text:s text:c="3"/></text:span><text:span text:style-name="T31">}</text:span></text:p>
            <text:p text:style-name="P6"><text:span text:style-name="T31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enum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Muito usado conjunto com uniões discriminadas</text:p>
                <text:list>
                  <text:list-item>
                    <text:p xml:id="id61" text:id="id61">Guardar o subtipo em uso</text:p>
                  </text:list-item>
                </text:list>
              </text:list-item>
            </text:list>
          </draw:text-box>
        </draw:frame>
        <draw:frame presentation:style-name="pr23" draw:text-style-name="P7" xml:id="id62" draw:id="id62" draw:layer="layout" svg:width="11.454cm" svg:height="7.649cm" svg:x="0.697cm" svg:y="10.395cm">
          <draw:text-box>
            <text:p text:style-name="P6"><text:span text:style-name="T30">enum </text:span><text:span text:style-name="T31">Sub { IFP, CPF, NOME };</text:span></text:p>
            <text:p text:style-name="P6"><text:span text:style-name="T31"/></text:p>
            <text:p text:style-name="P6"><text:span text:style-name="T30">struct</text:span><text:span text:style-name="T31"> Ident {</text:span></text:p>
            <text:p text:style-name="P6"><text:span text:style-name="T31"><text:s text:c="2"/></text:span><text:span text:style-name="T31">e</text:span><text:span text:style-name="T30">num</text:span><text:span text:style-name="T31"> Sub</text:span><text:span text:style-name="T30"> </text:span><text:span text:style-name="T31">sub;</text:span></text:p>
            <text:p text:style-name="P6"><text:span text:style-name="T31"><text:s text:c="2"/></text:span><text:span text:style-name="T30">union </text:span><text:span text:style-name="T31">{</text:span></text:p>
            <text:p text:style-name="P6"><text:span text:style-name="T31"><text:s text:c="4"/></text:span><text:span text:style-name="T30">int </text:span><text:span text:style-name="T31"><text:s/>ifp;</text:span></text:p>
            <text:p text:style-name="P6"><text:span text:style-name="T31"><text:s text:c="4"/></text:span><text:span text:style-name="T30">int</text:span><text:span text:style-name="T31"> <text:s/>cpf;</text:span></text:p>
            <text:p text:style-name="P6"><text:span text:style-name="T32"><text:s text:c="4"/></text:span><text:span text:style-name="T33">char</text:span><text:span text:style-name="T32"> nome</text:span><text:span text:style-name="T31">[255];</text:span></text:p>
            <text:p text:style-name="P6"><text:span text:style-name="T31"><text:s text:c="2"/></text:span><text:span text:style-name="T31">};</text:span></text:p>
            <text:p text:style-name="P6"><text:span text:style-name="T3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91</meta:editing-cycles>
    <meta:editing-duration>P65DT21H8M29S</meta:editing-duration>
    <meta:initial-creator>chico </meta:initial-creator>
    <dc:date>2019-05-29T15:03:11.302342593</dc:date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